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ffd7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text-indent="0cm"/>
      <style:text-properties fo:color="#ffd700"/>
    </style:style>
    <style:style style:name="T1" style:family="text">
      <style:text-properties style:text-position="sub 58%" fo:font-size="28pt" style:font-size-asian="28pt" style:font-size-complex="28pt"/>
    </style:style>
    <style:style style:name="T2" style:family="text">
      <style:text-properties fo:color="#ffd7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d700" style:text-position="sub 58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.5cm" svg:x="12cm" svg:y="1.5cm">
          <text:p text:style-name="P1">GC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.5cm" svg:x="12.5cm" svg:y="3.5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id="id2" draw:layer="layout" svg:width="3cm" svg:height="1.5cm" svg:x="15.5cm" svg:y="6.5cm">
          <text:p text:style-name="P1">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3cm" svg:x="19cm" svg:y="13.5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2" draw:text-style-name="P2" draw:layer="layout" svg:width="2cm" svg:height="2.5cm" svg:x="8.5cm" svg:y="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2" draw:text-style-name="P2" draw:layer="layout" svg:width="1cm" svg:height="2cm" svg:x="6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cm" svg:height="1.5cm" svg:x="10cm" svg:y="12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5cm" svg:y="12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8.5cm" svg:y="6.5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cm" svg:height="1.5cm" svg:x="21.5cm" svg:y="17cm">
          <text:p text:style-name="P1">ch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16cm" svg:y="17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cm" svg:height="1.5cm" svg:x="18.5cm" svg:y="11.5cm">
          <text:p text:style-name="P1">par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cm" svg:height="1.5cm" svg:x="4.5cm" svg:y="17cm">
          <text:p text:style-name="P1">fr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draw:line-skew="2cm" svg:x1="7.5cm" svg:y1="17.75cm" svg:x2="15.5cm" svg:y2="7.25cm" draw:start-shape="id1" draw:start-glue-point="1" draw:end-shape="id2" svg:d="m7500 17750c9000 0 5000-10500 8000-10500">
          <text:p/>
        </draw:connector>
        <draw:connector draw:style-name="gr3" draw:text-style-name="P2" draw:layer="layout" draw:type="curve" svg:x1="21.5cm" svg:y1="12.25cm" svg:x2="24.5cm" svg:y2="17.75cm" draw:start-shape="id3" draw:start-glue-point="1" draw:end-shape="id4" draw:end-glue-point="1" svg:d="m21500 12250c5250 0 3750 5500 3000 5500">
          <text:p/>
        </draw:connector>
        <draw:frame draw:style-name="gr4" draw:text-style-name="P3" draw:layer="layout" svg:width="2.5cm" svg:height="1.678cm" svg:x="11.5cm" svg:y="16.822cm">
          <draw:text-box>
            <text:p text:style-name="P3">t<text:span text:style-name="T1">rel</text:span></text:p>
          </draw:text-box>
        </draw:frame>
        <draw:frame draw:style-name="gr5" draw:text-style-name="P3" draw:layer="layout" svg:width="2.5cm" svg:height="1.678cm" svg:x="25cm" svg:y="12cm">
          <draw:text-box>
            <text:p text:style-name="P4"><text:span text:style-name="T2">t</text:span><text:span text:style-name="T3">def</text:span></text:p>
          </draw:text-box>
        </draw:frame>
        <draw:custom-shape draw:style-name="gr2" draw:text-style-name="P2" draw:layer="layout" svg:width="1cm" svg:height="2.5cm" draw:transform="rotate (0.5235987755982) translate (17.384cm 8.8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04T14:03:37</dc:date>
    <meta:editing-cycles>6</meta:editing-cycles>
    <meta:editing-duration>PT58M3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